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3.9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ab9fd"/>
    </style:style>
    <style:style style:name="ce10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order-bottom="none" fo:background-color="#b2b2b2" fo:border-left="0.74pt solid #000000" fo:border-right="0.74pt solid #000000" fo:border-top="0.74pt solid #000000"/>
      <style:text-properties style:use-window-font-color="true"/>
    </style:style>
    <style:style style:name="ce4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2a609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AME VARIABLES (GameVariables.gd)</text:p>
          </table:table-cell>
          <table:table-cell/>
          <table:table-cell table:style-name="ce3" office:value-type="string" calcext:value-type="string">
            <text:p>EASY VALS</text:p>
          </table:table-cell>
          <table:table-cell table:style-name="ce3" office:value-type="string" calcext:value-type="string">
            <text:p>NORM VALS</text:p>
          </table:table-cell>
          <table:table-cell table:style-name="ce3" office:value-type="string" calcext:value-type="string">
            <text:p>HARD VALS</text:p>
          </table:table-cell>
          <table:table-cell table:style-name="ce3" office:value-type="string" calcext:value-type="string">
            <text:p>NMR VALS</text:p>
          </table:table-cell>
          <table:table-cell table:style-name="ce3" office:value-type="string" calcext:value-type="string">
            <text:p>ULNM VA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lth_diff =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mage_diff =</text:p>
          </table:table-cell>
          <table:table-cell table:style-name="ce10" office:value-type="float" office:value="3" calcext:value-type="float">
            <text:p>3</text:p>
          </table:table-cell>
          <table:table-cell table:style-name="ce4" table:formula="of:=[.D3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3]" office:value-type="float" office:value="3" calcext:value-type="float">
            <text:p>3</text:p>
          </table:table-cell>
          <table:table-cell table:style-name="ce4" table:formula="of:=[.D3]" office:value-type="float" office:value="3" calcext:value-type="float">
            <text:p>3</text:p>
          </table:table-cell>
          <table:table-cell table:style-name="ce4" table:formula="of:=[.D3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lth_diff_boss =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table:formula="of:=[.D4]" office:value-type="float" office:value="1500" calcext:value-type="float">
            <text:p>15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250" calcext:value-type="float">
            <text:p>2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health =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20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health_boss =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4" table:number-columns-repeated="3"/>
          <table:table-cell table:style-name="ce4" office:value-type="string" calcext:value-type="string">
            <text:p>Note: This is where more enemies will start to appear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1" office:value-type="string" calcext:value-type="string">
            <text:p>PLAYER VARIABLES (Observations/Saving.gd)</text:p>
          </table:table-cell>
          <table:table-cell/>
          <table:table-cell table:style-name="ce4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ACTUAL average damage increase/level =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6"/>
          <table:table-cell table:style-name="ce1" office:value-type="string" calcext:value-type="string">
            <text:p>LEGEND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er damage =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5" office:value-type="float" office:value="20" calcext:value-type="float">
            <text:p>20</text:p>
          </table:table-cell>
          <table:table-cell table:number-columns-repeated="6"/>
          <table:table-cell table:style-name="ce16" office:value-type="string" calcext:value-type="string">
            <text:p>Not implemented ye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2" office:value-type="string" calcext:value-type="string">
            <text:p>Can fill 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MY HEALTH STATS</text:p>
          </table:table-cell>
          <table:table-cell/>
          <table:table-cell table:style-name="ce1" table:number-columns-repeated="10"/>
          <table:table-cell table:style-name="ce7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Normal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"/>
          <table:table-cell table:style-name="ce1" office:value-type="string" calcext:value-type="string">
            <text:p>* Remember that these values will reset after every 10 levels!</text:p>
          </table:table-cell>
          <table:table-cell table:style-name="ce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Enemy health</text:p>
          </table:table-cell>
          <table:table-cell table:formula="of:=( [.$A$14] + ([.$B$2]*([.C13]-1)) ) + [.$B$5]" office:value-type="float" office:value="60" calcext:value-type="float">
            <text:p>60</text:p>
          </table:table-cell>
          <table:table-cell table:formula="of:=( [.$A$14] + ([.$B$2]*([.D13]-1)) ) + [.$B$5]" office:value-type="float" office:value="80" calcext:value-type="float">
            <text:p>80</text:p>
          </table:table-cell>
          <table:table-cell table:formula="of:=( [.$A$14] + ([.$B$2]*([.E13]-1)) ) + [.$B$5]" office:value-type="float" office:value="100" calcext:value-type="float">
            <text:p>100</text:p>
          </table:table-cell>
          <table:table-cell table:formula="of:=( [.$A$14] + ([.$B$2]*([.F13]-1)) ) + [.$B$5]" office:value-type="float" office:value="120" calcext:value-type="float">
            <text:p>120</text:p>
          </table:table-cell>
          <table:table-cell table:formula="of:=( [.$A$14] + ([.$B$2]*([.G13]-1)) ) + [.$B$5]" office:value-type="float" office:value="140" calcext:value-type="float">
            <text:p>140</text:p>
          </table:table-cell>
          <table:table-cell table:formula="of:=( [.$A$14] + ([.$B$2]*([.H13]-1)) ) + [.$B$5]" office:value-type="float" office:value="160" calcext:value-type="float">
            <text:p>160</text:p>
          </table:table-cell>
          <table:table-cell table:formula="of:=( [.$A$14] + ([.$B$2]*([.I13]-1)) ) + [.$B$5]" office:value-type="float" office:value="180" calcext:value-type="float">
            <text:p>180</text:p>
          </table:table-cell>
          <table:table-cell table:formula="of:=( [.$A$14] + ([.$B$2]*([.J13]-1)) ) + [.$B$5]" office:value-type="float" office:value="200" calcext:value-type="float">
            <text:p>200</text:p>
          </table:table-cell>
          <table:table-cell table:formula="of:=( [.$A$14] + ([.$B$2]*([.K13]-1)) ) + [.$B$5]" office:value-type="float" office:value="220" calcext:value-type="float">
            <text:p>220</text:p>
          </table:table-cell>
          <table:table-cell table:formula="of:=( [.$A$14] + ([.$B$2]*([.L13]-1)) ) + [.$B$5]" office:value-type="float" office:value="240" calcext:value-type="float">
            <text:p>240</text:p>
          </table:table-cell>
          <table:table-cell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Hits to kill enemy</text:p>
          </table:table-cell>
          <table:table-cell table:formula="of:=CEILING([.C14] / ( [.$B$10] + ([.$B$9]*([.C13]-1)) ))" office:value-type="float" office:value="3" calcext:value-type="float">
            <text:p>3</text:p>
          </table:table-cell>
          <table:table-cell table:formula="of:=CEILING([.D14] / ( [.$B$10] + ([.$B$9]*([.D13]-1)) ))" office:value-type="float" office:value="3" calcext:value-type="float">
            <text:p>3</text:p>
          </table:table-cell>
          <table:table-cell table:formula="of:=CEILING([.E14] / ( [.$B$10] + ([.$B$9]*([.E13]-1)) ))" office:value-type="float" office:value="3" calcext:value-type="float">
            <text:p>3</text:p>
          </table:table-cell>
          <table:table-cell table:formula="of:=CEILING([.F14] / ( [.$B$10] + ([.$B$9]*([.F13]-1)) ))" office:value-type="float" office:value="3" calcext:value-type="float">
            <text:p>3</text:p>
          </table:table-cell>
          <table:table-cell table:formula="of:=CEILING([.G14] / ( [.$B$10] + ([.$B$9]*([.G13]-1)) ))" office:value-type="float" office:value="3" calcext:value-type="float">
            <text:p>3</text:p>
          </table:table-cell>
          <table:table-cell table:formula="of:=CEILING([.H14] / ( [.$B$10] + ([.$B$9]*([.H13]-1)) ))" office:value-type="float" office:value="3" calcext:value-type="float">
            <text:p>3</text:p>
          </table:table-cell>
          <table:table-cell table:formula="of:=CEILING([.I14] / ( [.$B$10] + ([.$B$9]*([.I13]-1)) ))" office:value-type="float" office:value="3" calcext:value-type="float">
            <text:p>3</text:p>
          </table:table-cell>
          <table:table-cell table:formula="of:=CEILING([.J14] / ( [.$B$10] + ([.$B$9]*([.J13]-1)) ))" office:value-type="float" office:value="3" calcext:value-type="float">
            <text:p>3</text:p>
          </table:table-cell>
          <table:table-cell table:formula="of:=CEILING([.K14] / ( [.$B$10] + ([.$B$9]*([.K13]-1)) ))" office:value-type="float" office:value="3" calcext:value-type="float">
            <text:p>3</text:p>
          </table:table-cell>
          <table:table-cell table:formula="of:=CEILING([.L14] / ( [.$B$10] + ([.$B$9]*([.L13]-1)) )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nk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nemy health</text:p>
          </table:table-cell>
          <table:table-cell table:formula="of:=( [.$A$17] + ([.$B$2]*([.C16]-1)) ) + [.$B$5]" office:value-type="float" office:value="80" calcext:value-type="float">
            <text:p>80</text:p>
          </table:table-cell>
          <table:table-cell table:formula="of:=( [.$A$17] + ([.$B$2]*([.D16]-1)) ) + [.$B$5]" office:value-type="float" office:value="100" calcext:value-type="float">
            <text:p>100</text:p>
          </table:table-cell>
          <table:table-cell table:formula="of:=( [.$A$17] + ([.$B$2]*([.E16]-1)) ) + [.$B$5]" office:value-type="float" office:value="120" calcext:value-type="float">
            <text:p>120</text:p>
          </table:table-cell>
          <table:table-cell table:formula="of:=( [.$A$17] + ([.$B$2]*([.F16]-1)) ) + [.$B$5]" office:value-type="float" office:value="140" calcext:value-type="float">
            <text:p>140</text:p>
          </table:table-cell>
          <table:table-cell table:formula="of:=( [.$A$17] + ([.$B$2]*([.G16]-1)) ) + [.$B$5]" office:value-type="float" office:value="160" calcext:value-type="float">
            <text:p>160</text:p>
          </table:table-cell>
          <table:table-cell table:formula="of:=( [.$A$17] + ([.$B$2]*([.H16]-1)) ) + [.$B$5]" office:value-type="float" office:value="180" calcext:value-type="float">
            <text:p>180</text:p>
          </table:table-cell>
          <table:table-cell table:formula="of:=( [.$A$17] + ([.$B$2]*([.I16]-1)) ) + [.$B$5]" office:value-type="float" office:value="200" calcext:value-type="float">
            <text:p>200</text:p>
          </table:table-cell>
          <table:table-cell table:formula="of:=( [.$A$17] + ([.$B$2]*([.J16]-1)) ) + [.$B$5]" office:value-type="float" office:value="220" calcext:value-type="float">
            <text:p>220</text:p>
          </table:table-cell>
          <table:table-cell table:formula="of:=( [.$A$17] + ([.$B$2]*([.K16]-1)) ) + [.$B$5]" office:value-type="float" office:value="240" calcext:value-type="float">
            <text:p>240</text:p>
          </table:table-cell>
          <table:table-cell table:formula="of:=( [.$A$17] + ([.$B$2]*([.L16]-1)) ) + [.$B$5]"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enemy</text:p>
          </table:table-cell>
          <table:table-cell table:formula="of:=CEILING([.C17] / ( [.$B$10] + ([.$B$9]*([.C16]-1)) ))" office:value-type="float" office:value="4" calcext:value-type="float">
            <text:p>4</text:p>
          </table:table-cell>
          <table:table-cell table:formula="of:=CEILING([.D17] / ( [.$B$10] + ([.$B$9]*([.D16]-1)) ))" office:value-type="float" office:value="4" calcext:value-type="float">
            <text:p>4</text:p>
          </table:table-cell>
          <table:table-cell table:formula="of:=CEILING([.E17] / ( [.$B$10] + ([.$B$9]*([.E16]-1)) ))" office:value-type="float" office:value="3" calcext:value-type="float">
            <text:p>3</text:p>
          </table:table-cell>
          <table:table-cell table:formula="of:=CEILING([.F17] / ( [.$B$10] + ([.$B$9]*([.F16]-1)) ))" office:value-type="float" office:value="3" calcext:value-type="float">
            <text:p>3</text:p>
          </table:table-cell>
          <table:table-cell table:formula="of:=CEILING([.G17] / ( [.$B$10] + ([.$B$9]*([.G16]-1)) ))" office:value-type="float" office:value="3" calcext:value-type="float">
            <text:p>3</text:p>
          </table:table-cell>
          <table:table-cell table:formula="of:=CEILING([.H17] / ( [.$B$10] + ([.$B$9]*([.H16]-1)) ))" office:value-type="float" office:value="3" calcext:value-type="float">
            <text:p>3</text:p>
          </table:table-cell>
          <table:table-cell table:formula="of:=CEILING([.I17] / ( [.$B$10] + ([.$B$9]*([.I16]-1)) ))" office:value-type="float" office:value="3" calcext:value-type="float">
            <text:p>3</text:p>
          </table:table-cell>
          <table:table-cell table:formula="of:=CEILING([.J17] / ( [.$B$10] + ([.$B$9]*([.J16]-1)) ))" office:value-type="float" office:value="3" calcext:value-type="float">
            <text:p>3</text:p>
          </table:table-cell>
          <table:table-cell table:formula="of:=CEILING([.K17] / ( [.$B$10] + ([.$B$9]*([.K16]-1)) ))" office:value-type="float" office:value="3" calcext:value-type="float">
            <text:p>3</text:p>
          </table:table-cell>
          <table:table-cell table:formula="of:=CEILING([.L17] / ( [.$B$10] + ([.$B$9]*([.L16]-1)) )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mall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Enemy health</text:p>
          </table:table-cell>
          <table:table-cell table:formula="of:=( [.$A$20] + ([.$B$2]*([.C19]-1)) ) +[.$B$5]" office:value-type="float" office:value="30" calcext:value-type="float">
            <text:p>30</text:p>
          </table:table-cell>
          <table:table-cell table:formula="of:=( [.$A$20] + ([.$B$2]*([.D19]-1)) ) +[.$B$5]" office:value-type="float" office:value="50" calcext:value-type="float">
            <text:p>50</text:p>
          </table:table-cell>
          <table:table-cell table:formula="of:=( [.$A$20] + ([.$B$2]*([.E19]-1)) ) +[.$B$5]" office:value-type="float" office:value="70" calcext:value-type="float">
            <text:p>70</text:p>
          </table:table-cell>
          <table:table-cell table:formula="of:=( [.$A$20] + ([.$B$2]*([.F19]-1)) ) +[.$B$5]" office:value-type="float" office:value="90" calcext:value-type="float">
            <text:p>90</text:p>
          </table:table-cell>
          <table:table-cell table:formula="of:=( [.$A$20] + ([.$B$2]*([.G19]-1)) ) +[.$B$5]" office:value-type="float" office:value="110" calcext:value-type="float">
            <text:p>110</text:p>
          </table:table-cell>
          <table:table-cell table:formula="of:=( [.$A$20] + ([.$B$2]*([.H19]-1)) ) +[.$B$5]" office:value-type="float" office:value="130" calcext:value-type="float">
            <text:p>130</text:p>
          </table:table-cell>
          <table:table-cell table:formula="of:=( [.$A$20] + ([.$B$2]*([.I19]-1)) ) +[.$B$5]" office:value-type="float" office:value="150" calcext:value-type="float">
            <text:p>150</text:p>
          </table:table-cell>
          <table:table-cell table:formula="of:=( [.$A$20] + ([.$B$2]*([.J19]-1)) ) +[.$B$5]" office:value-type="float" office:value="170" calcext:value-type="float">
            <text:p>170</text:p>
          </table:table-cell>
          <table:table-cell table:formula="of:=( [.$A$20] + ([.$B$2]*([.K19]-1)) ) +[.$B$5]" office:value-type="float" office:value="190" calcext:value-type="float">
            <text:p>190</text:p>
          </table:table-cell>
          <table:table-cell table:formula="of:=( [.$A$20] + ([.$B$2]*([.L19]-1)) ) +[.$B$5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enemy</text:p>
          </table:table-cell>
          <table:table-cell table:formula="of:=CEILING([.C20] / ( [.$B$10] + ([.$B$9]*([.C19]-1)) ))" office:value-type="float" office:value="2" calcext:value-type="float">
            <text:p>2</text:p>
          </table:table-cell>
          <table:table-cell table:formula="of:=CEILING([.D20] / ( [.$B$10] + ([.$B$9]*([.D19]-1)) ))" office:value-type="float" office:value="2" calcext:value-type="float">
            <text:p>2</text:p>
          </table:table-cell>
          <table:table-cell table:formula="of:=CEILING([.E20] / ( [.$B$10] + ([.$B$9]*([.E19]-1)) ))" office:value-type="float" office:value="2" calcext:value-type="float">
            <text:p>2</text:p>
          </table:table-cell>
          <table:table-cell table:formula="of:=CEILING([.F20] / ( [.$B$10] + ([.$B$9]*([.F19]-1)) ))" office:value-type="float" office:value="2" calcext:value-type="float">
            <text:p>2</text:p>
          </table:table-cell>
          <table:table-cell table:formula="of:=CEILING([.G20] / ( [.$B$10] + ([.$B$9]*([.G19]-1)) ))" office:value-type="float" office:value="2" calcext:value-type="float">
            <text:p>2</text:p>
          </table:table-cell>
          <table:table-cell table:formula="of:=CEILING([.H20] / ( [.$B$10] + ([.$B$9]*([.H19]-1)) ))" office:value-type="float" office:value="2" calcext:value-type="float">
            <text:p>2</text:p>
          </table:table-cell>
          <table:table-cell table:formula="of:=CEILING([.I20] / ( [.$B$10] + ([.$B$9]*([.I19]-1)) ))" office:value-type="float" office:value="2" calcext:value-type="float">
            <text:p>2</text:p>
          </table:table-cell>
          <table:table-cell table:formula="of:=CEILING([.J20] / ( [.$B$10] + ([.$B$9]*([.J19]-1)) ))" office:value-type="float" office:value="2" calcext:value-type="float">
            <text:p>2</text:p>
          </table:table-cell>
          <table:table-cell table:formula="of:=CEILING([.K20] / ( [.$B$10] + ([.$B$9]*([.K19]-1)) ))" office:value-type="float" office:value="2" calcext:value-type="float">
            <text:p>2</text:p>
          </table:table-cell>
          <table:table-cell table:formula="of:=CEILING([.L20] / ( [.$B$10] + ([.$B$9]*([.L19]-1)) )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BOSS HEALTH STATS</text:p>
          </table:table-cell>
          <table:table-cell/>
          <table:table-cell table:style-name="ce1" table:number-columns-repeated="10"/>
          <table:table-cell table:number-columns-repeated="4"/>
        </table:table-row>
        <table:table-row table:style-name="ro1">
          <table:table-cell table:style-name="ce1" office:value-type="string" calcext:value-type="string">
            <text:p>Normal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Boss health</text:p>
          </table:table-cell>
          <table:table-cell table:formula="of:=( [.$A$28] + ([.$B$4]*([.C27]-1)) ) + [.$B$6]" office:value-type="float" office:value="3100" calcext:value-type="float">
            <text:p>3100</text:p>
          </table:table-cell>
          <table:table-cell table:formula="of:=( [.$A$28] + ([.$B$4]*([.D27]-1)) ) + [.$B$6]" office:value-type="float" office:value="5100" calcext:value-type="float">
            <text:p>5100</text:p>
          </table:table-cell>
          <table:table-cell table:formula="of:=( [.$A$28] + ([.$B$4]*([.E27]-1)) ) + [.$B$6]" office:value-type="float" office:value="7100" calcext:value-type="float">
            <text:p>7100</text:p>
          </table:table-cell>
          <table:table-cell table:formula="of:=( [.$A$28] + ([.$B$4]*([.F27]-1)) ) + [.$B$6]" office:value-type="float" office:value="9100" calcext:value-type="float">
            <text:p>9100</text:p>
          </table:table-cell>
          <table:table-cell table:formula="of:=( [.$A$28] + ([.$B$4]*([.G27]-1)) ) + [.$B$6]" office:value-type="float" office:value="11100" calcext:value-type="float">
            <text:p>11100</text:p>
          </table:table-cell>
          <table:table-cell table:formula="of:=( [.$A$28] + ([.$B$4]*([.H27]-1)) ) + [.$B$6]" office:value-type="float" office:value="13100" calcext:value-type="float">
            <text:p>13100</text:p>
          </table:table-cell>
          <table:table-cell table:formula="of:=( [.$A$28] + ([.$B$4]*([.I27]-1)) ) + [.$B$6]" office:value-type="float" office:value="15100" calcext:value-type="float">
            <text:p>15100</text:p>
          </table:table-cell>
          <table:table-cell table:formula="of:=( [.$A$28] + ([.$B$4]*([.J27]-1)) ) + [.$B$6]" office:value-type="float" office:value="17100" calcext:value-type="float">
            <text:p>17100</text:p>
          </table:table-cell>
          <table:table-cell table:formula="of:=( [.$A$28] + ([.$B$4]*([.K27]-1)) ) + [.$B$6]" office:value-type="float" office:value="19100" calcext:value-type="float">
            <text:p>19100</text:p>
          </table:table-cell>
          <table:table-cell table:formula="of:=( [.$A$28] + ([.$B$4]*([.L27]-1)) ) + [.$B$6]" office:value-type="float" office:value="21100" calcext:value-type="float">
            <text:p>21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boss</text:p>
          </table:table-cell>
          <table:table-cell table:formula="of:=CEILING([.C28] / ( [.$B$10] + ([.$B$9]*([.C27]-1)) ))" office:value-type="float" office:value="155" calcext:value-type="float">
            <text:p>155</text:p>
          </table:table-cell>
          <table:table-cell table:formula="of:=CEILING([.D28] / ( [.$B$10] + ([.$B$9]*([.D27]-1)) ))" office:value-type="float" office:value="170" calcext:value-type="float">
            <text:p>170</text:p>
          </table:table-cell>
          <table:table-cell table:formula="of:=CEILING([.E28] / ( [.$B$10] + ([.$B$9]*([.E27]-1)) ))" office:value-type="float" office:value="178" calcext:value-type="float">
            <text:p>178</text:p>
          </table:table-cell>
          <table:table-cell table:formula="of:=CEILING([.F28] / ( [.$B$10] + ([.$B$9]*([.F27]-1)) ))" office:value-type="float" office:value="182" calcext:value-type="float">
            <text:p>182</text:p>
          </table:table-cell>
          <table:table-cell table:formula="of:=CEILING([.G28] / ( [.$B$10] + ([.$B$9]*([.G27]-1)) ))" office:value-type="float" office:value="185" calcext:value-type="float">
            <text:p>185</text:p>
          </table:table-cell>
          <table:table-cell table:formula="of:=CEILING([.H28] / ( [.$B$10] + ([.$B$9]*([.H27]-1)) ))" office:value-type="float" office:value="188" calcext:value-type="float">
            <text:p>188</text:p>
          </table:table-cell>
          <table:table-cell table:formula="of:=CEILING([.I28] / ( [.$B$10] + ([.$B$9]*([.I27]-1)) ))" office:value-type="float" office:value="189" calcext:value-type="float">
            <text:p>189</text:p>
          </table:table-cell>
          <table:table-cell table:formula="of:=CEILING([.J28] / ( [.$B$10] + ([.$B$9]*([.J27]-1)) ))" office:value-type="float" office:value="190" calcext:value-type="float">
            <text:p>190</text:p>
          </table:table-cell>
          <table:table-cell table:formula="of:=CEILING([.K28] / ( [.$B$10] + ([.$B$9]*([.K27]-1)) ))" office:value-type="float" office:value="191" calcext:value-type="float">
            <text:p>191</text:p>
          </table:table-cell>
          <table:table-cell table:formula="of:=CEILING([.L28] / ( [.$B$10] + ([.$B$9]*([.L27]-1)) ))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ultishot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900" calcext:value-type="float">
            <text:p>2900</text:p>
          </table:table-cell>
          <table:table-cell office:value-type="string" calcext:value-type="string">
            <text:p>Boss health</text:p>
          </table:table-cell>
          <table:table-cell table:formula="of:=( [.$A$31] + ([.$B$4]*([.C30]-1)) ) + [.$B$6]" office:value-type="float" office:value="3000" calcext:value-type="float">
            <text:p>3000</text:p>
          </table:table-cell>
          <table:table-cell table:formula="of:=( [.$A$31] + ([.$B$4]*([.D30]-1)) ) + [.$B$6]" office:value-type="float" office:value="5000" calcext:value-type="float">
            <text:p>5000</text:p>
          </table:table-cell>
          <table:table-cell table:formula="of:=( [.$A$31] + ([.$B$4]*([.E30]-1)) ) + [.$B$6]" office:value-type="float" office:value="7000" calcext:value-type="float">
            <text:p>7000</text:p>
          </table:table-cell>
          <table:table-cell table:formula="of:=( [.$A$31] + ([.$B$4]*([.F30]-1)) ) + [.$B$6]" office:value-type="float" office:value="9000" calcext:value-type="float">
            <text:p>9000</text:p>
          </table:table-cell>
          <table:table-cell table:formula="of:=( [.$A$31] + ([.$B$4]*([.G30]-1)) ) + [.$B$6]" office:value-type="float" office:value="11000" calcext:value-type="float">
            <text:p>11000</text:p>
          </table:table-cell>
          <table:table-cell table:formula="of:=( [.$A$31] + ([.$B$4]*([.H30]-1)) ) + [.$B$6]" office:value-type="float" office:value="13000" calcext:value-type="float">
            <text:p>13000</text:p>
          </table:table-cell>
          <table:table-cell table:formula="of:=( [.$A$31] + ([.$B$4]*([.I30]-1)) ) + [.$B$6]" office:value-type="float" office:value="15000" calcext:value-type="float">
            <text:p>15000</text:p>
          </table:table-cell>
          <table:table-cell table:formula="of:=( [.$A$31] + ([.$B$4]*([.J30]-1)) ) + [.$B$6]" office:value-type="float" office:value="17000" calcext:value-type="float">
            <text:p>17000</text:p>
          </table:table-cell>
          <table:table-cell table:formula="of:=( [.$A$31] + ([.$B$4]*([.K30]-1)) ) + [.$B$6]" office:value-type="float" office:value="19000" calcext:value-type="float">
            <text:p>19000</text:p>
          </table:table-cell>
          <table:table-cell table:formula="of:=( [.$A$31] + ([.$B$4]*([.L30]-1)) ) + [.$B$6]" office:value-type="float" office:value="21000" calcext:value-type="float">
            <text:p>2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boss</text:p>
          </table:table-cell>
          <table:table-cell table:formula="of:=CEILING([.C31] / ( [.$B$10] + ([.$B$9]*([.C30]-1)) ))" office:value-type="float" office:value="150" calcext:value-type="float">
            <text:p>150</text:p>
          </table:table-cell>
          <table:table-cell table:formula="of:=CEILING([.D31] / ( [.$B$10] + ([.$B$9]*([.D30]-1)) ))" office:value-type="float" office:value="167" calcext:value-type="float">
            <text:p>167</text:p>
          </table:table-cell>
          <table:table-cell table:formula="of:=CEILING([.E31] / ( [.$B$10] + ([.$B$9]*([.E30]-1)) ))" office:value-type="float" office:value="175" calcext:value-type="float">
            <text:p>175</text:p>
          </table:table-cell>
          <table:table-cell table:formula="of:=CEILING([.F31] / ( [.$B$10] + ([.$B$9]*([.F30]-1)) ))" office:value-type="float" office:value="180" calcext:value-type="float">
            <text:p>180</text:p>
          </table:table-cell>
          <table:table-cell table:formula="of:=CEILING([.G31] / ( [.$B$10] + ([.$B$9]*([.G30]-1)) ))" office:value-type="float" office:value="184" calcext:value-type="float">
            <text:p>184</text:p>
          </table:table-cell>
          <table:table-cell table:formula="of:=CEILING([.H31] / ( [.$B$10] + ([.$B$9]*([.H30]-1)) ))" office:value-type="float" office:value="186" calcext:value-type="float">
            <text:p>186</text:p>
          </table:table-cell>
          <table:table-cell table:formula="of:=CEILING([.I31] / ( [.$B$10] + ([.$B$9]*([.I30]-1)) ))" office:value-type="float" office:value="188" calcext:value-type="float">
            <text:p>188</text:p>
          </table:table-cell>
          <table:table-cell table:formula="of:=CEILING([.J31] / ( [.$B$10] + ([.$B$9]*([.J30]-1)) ))" office:value-type="float" office:value="189" calcext:value-type="float">
            <text:p>189</text:p>
          </table:table-cell>
          <table:table-cell table:formula="of:=CEILING([.K31] / ( [.$B$10] + ([.$B$9]*([.K30]-1)) ))" office:value-type="float" office:value="190" calcext:value-type="float">
            <text:p>190</text:p>
          </table:table-cell>
          <table:table-cell table:formula="of:=CEILING([.L31] / ( [.$B$10] + ([.$B$9]*([.L30]-1)) ))"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ishot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office:value-type="string" calcext:value-type="string">
            <text:p>Boss health</text:p>
          </table:table-cell>
          <table:table-cell table:formula="of:=( [.$A$34] + ([.$B$4]*([.C33]-1)) ) + [.$B$6]" office:value-type="float" office:value="2900" calcext:value-type="float">
            <text:p>2900</text:p>
          </table:table-cell>
          <table:table-cell table:formula="of:=( [.$A$34] + ([.$B$4]*([.D33]-1)) ) + [.$B$6]" office:value-type="float" office:value="4900" calcext:value-type="float">
            <text:p>4900</text:p>
          </table:table-cell>
          <table:table-cell table:formula="of:=( [.$A$34] + ([.$B$4]*([.E33]-1)) ) + [.$B$6]" office:value-type="float" office:value="6900" calcext:value-type="float">
            <text:p>6900</text:p>
          </table:table-cell>
          <table:table-cell table:formula="of:=( [.$A$34] + ([.$B$4]*([.F33]-1)) ) + [.$B$6]" office:value-type="float" office:value="8900" calcext:value-type="float">
            <text:p>8900</text:p>
          </table:table-cell>
          <table:table-cell table:formula="of:=( [.$A$34] + ([.$B$4]*([.G33]-1)) ) + [.$B$6]" office:value-type="float" office:value="10900" calcext:value-type="float">
            <text:p>10900</text:p>
          </table:table-cell>
          <table:table-cell table:formula="of:=( [.$A$34] + ([.$B$4]*([.H33]-1)) ) + [.$B$6]" office:value-type="float" office:value="12900" calcext:value-type="float">
            <text:p>12900</text:p>
          </table:table-cell>
          <table:table-cell table:formula="of:=( [.$A$34] + ([.$B$4]*([.I33]-1)) ) + [.$B$6]" office:value-type="float" office:value="14900" calcext:value-type="float">
            <text:p>14900</text:p>
          </table:table-cell>
          <table:table-cell table:formula="of:=( [.$A$34] + ([.$B$4]*([.J33]-1)) ) + [.$B$6]" office:value-type="float" office:value="16900" calcext:value-type="float">
            <text:p>16900</text:p>
          </table:table-cell>
          <table:table-cell table:formula="of:=( [.$A$34] + ([.$B$4]*([.K33]-1)) ) + [.$B$6]" office:value-type="float" office:value="18900" calcext:value-type="float">
            <text:p>18900</text:p>
          </table:table-cell>
          <table:table-cell table:formula="of:=( [.$A$34] + ([.$B$4]*([.L33]-1)) ) + [.$B$6]" office:value-type="float" office:value="20900" calcext:value-type="float">
            <text:p>20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boss</text:p>
          </table:table-cell>
          <table:table-cell table:formula="of:=CEILING([.C34] / ( [.$B$10] + ([.$B$9]*([.C33]-1)) ))" office:value-type="float" office:value="145" calcext:value-type="float">
            <text:p>145</text:p>
          </table:table-cell>
          <table:table-cell table:formula="of:=CEILING([.D34] / ( [.$B$10] + ([.$B$9]*([.D33]-1)) ))" office:value-type="float" office:value="164" calcext:value-type="float">
            <text:p>164</text:p>
          </table:table-cell>
          <table:table-cell table:formula="of:=CEILING([.E34] / ( [.$B$10] + ([.$B$9]*([.E33]-1)) ))" office:value-type="float" office:value="173" calcext:value-type="float">
            <text:p>173</text:p>
          </table:table-cell>
          <table:table-cell table:formula="of:=CEILING([.F34] / ( [.$B$10] + ([.$B$9]*([.F33]-1)) ))" office:value-type="float" office:value="178" calcext:value-type="float">
            <text:p>178</text:p>
          </table:table-cell>
          <table:table-cell table:formula="of:=CEILING([.G34] / ( [.$B$10] + ([.$B$9]*([.G33]-1)) ))" office:value-type="float" office:value="182" calcext:value-type="float">
            <text:p>182</text:p>
          </table:table-cell>
          <table:table-cell table:formula="of:=CEILING([.H34] / ( [.$B$10] + ([.$B$9]*([.H33]-1)) ))" office:value-type="float" office:value="185" calcext:value-type="float">
            <text:p>185</text:p>
          </table:table-cell>
          <table:table-cell table:formula="of:=CEILING([.I34] / ( [.$B$10] + ([.$B$9]*([.I33]-1)) ))" office:value-type="float" office:value="187" calcext:value-type="float">
            <text:p>187</text:p>
          </table:table-cell>
          <table:table-cell table:formula="of:=CEILING([.J34] / ( [.$B$10] + ([.$B$9]*([.J33]-1)) ))" office:value-type="float" office:value="188" calcext:value-type="float">
            <text:p>188</text:p>
          </table:table-cell>
          <table:table-cell table:formula="of:=CEILING([.K34] / ( [.$B$10] + ([.$B$9]*([.K33]-1)) ))" office:value-type="float" office:value="189" calcext:value-type="float">
            <text:p>189</text:p>
          </table:table-cell>
          <table:table-cell table:formula="of:=CEILING([.L34] / ( [.$B$10] + ([.$B$9]*([.L33]-1)) ))" office:value-type="float" office:value="190" calcext:value-type="float">
            <text:p>1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0:53:40.056407578</meta:creation-date>
    <dc:date>2022-07-14T17:59:22.476432535</dc:date>
    <meta:editing-duration>PT1H23M31S</meta:editing-duration>
    <meta:editing-cycles>20</meta:editing-cycles>
    <meta:generator>LibreOffice/7.3.4.2$Linux_X86_64 LibreOffice_project/728fec16bd5f605073805c3c9e7c4212a0120dc5</meta:generator>
    <meta:document-statistic meta:table-count="1" meta:cell-count="268" meta:object-count="0"/>
  </office:meta>
</office:document-meta>
</file>